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Akamai supports multiple Transport Layer Security (TLS) versions and allows customers to configure their preferred TLS protocols and cipher suites through the Certificate Provisioning System (CPS). The recommended and default cipher<text:s/>profile is<text:s/><text:span text:style-name="T2">ak-akamai-2020q1</text:span>, which supports TLS 1.2 and TLS 1.3 exclusively. This profile includes the following cipher suites:</text:p>
      <text:list text:style-name="LFO1" text:continue-numbering="true">
        <text:list-item>
          <text:p text:style-name="P3">TLS-AES-256-GCM-SHA384</text:p>
        </text:list-item>
        <text:list-item>
          <text:p text:style-name="P4">TLS-CHACHA20-POLY1305-SHA256</text:p>
        </text:list-item>
        <text:list-item>
          <text:p text:style-name="P5">TLS-AES-128-GCM-SHA256</text:p>
        </text:list-item>
        <text:list-item>
          <text:p text:style-name="P6">ECDHE-ECDSA-AES256-GCM-SHA384</text:p>
        </text:list-item>
        <text:list-item>
          <text:p text:style-name="P7">ECDHE-ECDSA-AES128-GCM-SHA256</text:p>
        </text:list-item>
        <text:list-item>
          <text:p text:style-name="P8">ECDHE-RSA-AES256-GCM-SHA384</text:p>
        </text:list-item>
        <text:list-item>
          <text:p text:style-name="P9">ECDHE-RSA-AES128-GCM-SHA256</text:p>
        </text:list-item>
        <text:list-item>
          <text:p text:style-name="P10">ECDHE-ECDSA-CHACHA20-POLY1305</text:p>
        </text:list-item>
        <text:list-item>
          <text:p text:style-name="P11">ECDHE-RSA-CHACHA20-POLY1305</text:p>
        </text:list-item>
      </text:list>
      <text:p text:style-name="Normal">This configuration is suitable for PCI and FedRAMP compliance and is recommended for achieving an "A" rating on the Qualys SSL Labs server test.<text:s/></text:p>
      <text:p text:style-name="Normal"><text:a xlink:href="https://techdocs.akamai.com/cps/docs/cipher-profiles?utm_source=chatgpt.com" office:target-frame-name="_top" xlink:show="replace"><text:span text:style-name="Hyperlink">Akamai TechDocs</text:span></text:a></text:p>
      <text:p text:style-name="Normal">For enhanced security, Akamai encourages customers to review and update their certificate settings to the latest cipher profiles whenever possible. Additionally, Akamai supports TLS 1.3 across its Secure CDN, and it is available for custom certificates on both Standard TLS and Enhanced TLS networks. Customers are advised to accept the platform defaults and utilize TLS 1.3 for improved security and performance.<text:s/></text:p>
      <text:p text:style-name="Normal"><text:a xlink:href="https://community.akamai.com/customers/s/article/WebPerformanceGeneralAvailabilityofTLS1320190808175612?language=en_US&amp;utm_source=chatgpt.com" office:target-frame-name="_top" xlink:show="replace"><text:span text:style-name="Hyperlink">Akamai Community</text:span></text:a></text:p>
      <text:p text:style-name="Normal">It's important to note that Akamai does not automatically update existing cipher profiles unless there is a security incident. Therefore, customers should proactively manage and update their cipher configurations to align with current security best practices.<text:s/></text:p>
      <text:p text:style-name="Normal"><text:a xlink:href="https://techdocs.akamai.com/cps/docs/cipher-profiles?utm_source=chatgpt.com" office:target-frame-name="_top" xlink:show="replace"><text:span text:style-name="Hyperlink">Akamai TechDocs</text:span></text:a></text:p>
      <text:p text:style-name="Normal">Sources</text:p>
      <text:p text:style-name="Normal"><draw:frame draw:style-name="a0" draw:name="Picture 4" text:anchor-type="as-char" svg:x="0in" svg:y="0in" svg:width="0.33333in" svg:height="0.33333in" style:rel-width="scale" style:rel-height="scale"><draw:image xlink:href="media/image1.png" xlink:type="simple" xlink:show="embed" xlink:actuate="onLoad"/><svg:title/><svg:desc>Favicon</svg:desc></draw:frame></text:p>
      <text:p text:style-name="Normal"><draw:frame draw:style-name="a1" draw:name="Picture 3" text:anchor-type="as-char" svg:x="0in" svg:y="0in" svg:width="0.33333in" svg:height="0.33333in" style:rel-width="scale" style:rel-height="scale"><draw:image xlink:href="media/image2.png" xlink:type="simple" xlink:show="embed" xlink:actuate="onLoad"/><svg:title/><svg:desc>Favicon</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uldeep Sagoo</meta:initial-creator>
    <dc:creator>Kuldeep Sagoo</dc:creator>
    <meta:creation-date>2025-01-22T11:37:00Z</meta:creation-date>
    <dc:date>2025-01-22T11:37:00Z</dc:date>
    <meta:template xlink:href="Normal" xlink:type="simple"/>
    <meta:editing-cycles>2</meta:editing-cycles>
    <meta:editing-duration>PT0S</meta:editing-duration>
    <meta:document-statistic meta:page-count="1" meta:paragraph-count="3" meta:word-count="274" meta:character-count="1839" meta:row-count="13" meta:non-whitespace-character-count="1568"/>
  </office:meta>
</office:document-meta>
</file>